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Consolas" svg:font-family="Consolas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ntrepriseNom" style:family="table">
      <style:table-properties style:width="17cm" table:align="margins"/>
    </style:style>
    <style:style style:name="TabEntrepriseNom.A" style:family="table-column">
      <style:table-column-properties style:column-width="17cm" style:rel-column-width="65535*"/>
    </style:style>
    <style:style style:name="TabEntrepriseNom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style:font-name="Consolas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ntrepriseNom" table:style-name="TabEntrepriseNom">
        <table:table-column table:style-name="TabEntrepriseNom.A"/>
        <table:table-row>
          <table:table-cell table:style-name="TabEntrepriseNom.A1" office:value-type="string">
            <text:p text:style-name="P1"><text:span text:style-name="T1">Pour l'entreprise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Consolas" svg:font-family="Consolas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2:16:21.118000000</meta:creation-date>
    <dc:date>2016-11-03T12:17:15.700000000</dc:date>
    <meta:editing-duration>P0D</meta:editing-duration>
    <meta:editing-cycles>1</meta:editing-cycles>
    <meta:generator>LibreOffice/4.2.5.2$Windows_x86 LibreOffice_project/6ff819b65674ae6c83f3cbab9e4a4c2b292a7a94</meta:generator>
    <meta:document-statistic meta:table-count="1" meta:image-count="0" meta:object-count="0" meta:page-count="1" meta:paragraph-count="1" meta:word-count="2" meta:character-count="18" meta:non-whitespace-character-count="16"/>
  </office:meta>
</office:document-meta>
</file>